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zzyQuery.getPrefix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zzyQuer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uzzyQuery.rewrite( IndexReader r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coreTermQueue.lessThan( Object a , Objec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uzzyQuery.FuzzyQuery( Term term , float minimumSimilarity , int prefix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uzzyQuery.FuzzyQuery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zzyQuery.getEnum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reTermQueue.ScoreTermQueu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zzyQuery.setConstantScoreRewrite( boolean constantScoreRe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reTerm.ScoreTerm( Term term , float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zzyQuery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uzzyQuery.toString(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uzzyQuery.FuzzyQuery( Term term , float minimumSimi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zzyQuery.getMinSimila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